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style:use-window-font-color="true" style:font-name="Calibri1" fo:font-size="10.5pt" style:font-size-asian="10.5pt" style:font-size-complex="10.5pt"/>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style:use-window-font-color="true" style:font-name="Calibri1" fo:font-size="10.5pt" fo:letter-spacing="normal" fo:font-style="normal" fo:font-weight="normal" style:font-size-asian="10.5pt" style:font-size-complex="10.5pt"/>
    </style:style>
    <style:style style:name="P3" style:family="paragraph" style:parent-style-name="Text_20_body">
      <style:paragraph-properties fo:margin-left="0cm" fo:margin-right="0cm" fo:margin-top="0cm" fo:margin-bottom="0cm" fo:orphans="2" fo:widows="2" fo:text-indent="0cm" style:auto-text-indent="false"/>
      <style:text-properties fo:font-variant="normal" fo:text-transform="none" style:use-window-font-color="true" style:font-name="Calibri1" fo:font-size="10.5pt" fo:letter-spacing="normal" fo:font-style="normal" fo:font-weight="normal" fo:background-color="#ffff00" style:font-size-asian="10.5pt" style:font-size-complex="10.5pt"/>
    </style:style>
    <style:style style:name="P4" style:family="paragraph" style:parent-style-name="Heading_20_4">
      <style:paragraph-properties fo:margin-left="0.423cm" fo:margin-right="0cm" fo:orphans="2" fo:widows="2" fo:text-indent="0cm" style:auto-text-indent="false"/>
    </style:style>
    <style:style style:name="P5" style:family="paragraph" style:parent-style-name="Heading_20_3">
      <style:paragraph-properties fo:margin-left="0.423cm" fo:margin-right="0cm" fo:line-height="150%" fo:orphans="2" fo:widows="2" fo:text-indent="0cm" style:auto-text-indent="false"/>
    </style:style>
    <style:style style:name="P6" style:family="paragraph" style:parent-style-name="Heading_20_3">
      <style:text-properties style:font-name="Calibri1" fo:font-size="10.5pt" style:font-size-asian="10.5pt" style:font-size-complex="10.5pt"/>
    </style:style>
    <style:style style:name="P7" style:family="paragraph" style:parent-style-name="Heading_20_3">
      <style:text-properties style:font-name="Calibri1" fo:font-size="11pt" style:font-size-asian="11pt" style:font-size-complex="11pt"/>
    </style:style>
    <style:style style:name="P8" style:family="paragraph" style:parent-style-name="Heading_20_3">
      <style:text-properties style:use-window-font-color="true" style:font-name="Calibri1" fo:font-size="10.5pt" style:font-size-asian="10.5pt" style:font-size-complex="10.5pt"/>
    </style:style>
    <style:style style:name="P9" style:family="paragraph" style:parent-style-name="Text_20_body">
      <style:text-properties style:font-name="Calibri1" fo:font-size="10.5pt" style:font-size-asian="10.5pt" style:font-size-complex="10.5pt"/>
    </style:style>
    <style:style style:name="P10" style:family="paragraph" style:parent-style-name="Text_20_body">
      <style:text-properties style:font-name="Calibri1" fo:font-size="11pt" style:font-size-asian="11pt" style:font-size-complex="11pt"/>
    </style:style>
    <style:style style:name="P11" style:family="paragraph" style:parent-style-name="Text_20_body">
      <style:text-properties style:use-window-font-color="true" style:font-name="Calibri1" fo:font-size="10.5pt" style:font-size-asian="10.5pt" style:font-size-complex="10.5pt"/>
    </style:style>
    <style:style style:name="P12" style:family="paragraph" style:parent-style-name="Text_20_body">
      <style:text-properties style:font-name="Calibri" fo:font-size="10.5pt" style:font-size-asian="10.5pt" style:font-size-complex="10.5pt"/>
    </style:style>
    <style:style style:name="P13" style:family="paragraph" style:parent-style-name="Standard">
      <style:text-properties style:use-window-font-color="true" style:font-name="Calibri1" fo:font-size="10.5pt" style:font-size-asian="10.5pt" style:font-size-complex="10.5pt"/>
    </style:style>
    <style:style style:name="P14" style:family="paragraph" style:parent-style-name="Standard">
      <style:text-properties style:use-window-font-color="true" style:font-name="Calibri1" fo:font-size="10.5pt" style:text-underline-style="none" style:font-size-asian="10.5pt" style:font-size-complex="10.5pt"/>
    </style:style>
    <style:style style:name="P15" style:family="paragraph" style:parent-style-name="Preformatted_20_Text" style:list-style-name="L15">
      <style:paragraph-properties fo:margin-left="0cm" fo:margin-right="0cm" fo:margin-top="0cm" fo:margin-bottom="0cm" fo:orphans="2" fo:widows="2" fo:text-indent="0cm" style:auto-text-indent="false" fo:padding="0cm" fo:border="none"/>
      <style:text-properties fo:font-variant="normal" fo:text-transform="none" style:use-window-font-color="true" style:font-name="Calibri1" fo:font-size="10.5pt" fo:letter-spacing="normal" fo:font-style="normal" fo:font-weight="normal" style:font-size-asian="10.5pt" style:font-size-complex="10.5pt"/>
    </style:style>
    <style:style style:name="P16" style:family="paragraph" style:parent-style-name="Preformatted_20_Text" style:list-style-name="L16">
      <style:paragraph-properties fo:margin-left="0cm" fo:margin-right="0cm" fo:margin-top="0cm" fo:margin-bottom="0cm" fo:orphans="2" fo:widows="2" fo:text-indent="0cm" style:auto-text-indent="false" fo:padding="0cm" fo:border="none"/>
      <style:text-properties fo:font-variant="normal" fo:text-transform="none" style:use-window-font-color="true" style:font-name="Calibri1" fo:font-size="10.5pt" fo:letter-spacing="normal" fo:font-style="normal" fo:font-weight="normal" style:font-size-asian="10.5pt" style:font-size-complex="10.5pt"/>
    </style:style>
    <style:style style:name="P17" style:family="paragraph" style:parent-style-name="Preformatted_20_Text" style:list-style-name="L15">
      <style:paragraph-properties fo:margin-top="0cm" fo:margin-bottom="0cm" fo:orphans="2" fo:widows="2" fo:padding="0cm" fo:border="none"/>
      <style:text-properties fo:font-variant="normal" fo:text-transform="none" style:use-window-font-color="true" style:font-name="Calibri1" fo:font-size="10.5pt" fo:letter-spacing="normal" fo:font-style="normal" fo:font-weight="normal" style:font-size-asian="10.5pt" style:font-size-complex="10.5pt"/>
    </style:style>
    <style:style style:name="P18" style:family="paragraph" style:parent-style-name="Preformatted_20_Text" style:list-style-name="L16">
      <style:paragraph-properties fo:margin-top="0cm" fo:margin-bottom="0cm" fo:orphans="2" fo:widows="2" fo:padding="0cm" fo:border="none"/>
      <style:text-properties fo:font-variant="normal" fo:text-transform="none" style:use-window-font-color="true" style:font-name="Calibri1" fo:font-size="10.5pt" fo:letter-spacing="normal" fo:font-style="normal" fo:font-weight="normal" style:font-size-asian="10.5pt" style:font-size-complex="10.5pt"/>
    </style:style>
    <style:style style:name="P19" style:family="paragraph" style:parent-style-name="Preformatted_20_Text" style:list-style-name="L15">
      <style:paragraph-properties fo:margin-top="0cm" fo:margin-bottom="0cm" fo:orphans="2" fo:widows="2" fo:padding="0cm" fo:border="none"/>
      <style:text-properties style:use-window-font-color="true" style:font-name="Calibri1" fo:font-size="10.5pt" style:font-size-asian="10.5pt" style:font-size-complex="10.5pt"/>
    </style:style>
    <style:style style:name="P20" style:family="paragraph" style:parent-style-name="Text_20_body" style:list-style-name="L1"/>
    <style:style style:name="P21" style:family="paragraph" style:parent-style-name="Text_20_body" style:list-style-name="L1">
      <style:text-properties style:font-name="Calibri" fo:font-size="10.5pt" style:font-size-asian="10.5pt" style:font-size-complex="10.5pt"/>
    </style:style>
    <style:style style:name="P22" style:family="paragraph" style:parent-style-name="Text_20_body" style:list-style-name="L4">
      <style:text-properties style:font-name="Calibri" fo:font-size="10.5pt" style:font-size-asian="10.5pt" style:font-size-complex="10.5pt"/>
    </style:style>
    <style:style style:name="P23" style:family="paragraph" style:parent-style-name="Text_20_body" style:list-style-name="L6">
      <style:text-properties style:font-name="Calibri" fo:font-size="10.5pt" style:font-size-asian="10.5pt" style:font-size-complex="10.5pt"/>
    </style:style>
    <style:style style:name="P24" style:family="paragraph" style:parent-style-name="Text_20_body" style:list-style-name="L8">
      <style:text-properties style:font-name="Calibri" fo:font-size="10.5pt" style:font-size-asian="10.5pt" style:font-size-complex="10.5pt"/>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5"/>
    <style:style style:name="P28" style:family="paragraph" style:parent-style-name="Text_20_body" style:list-style-name="L7"/>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1">
      <style:text-properties style:font-name="Calibri1" fo:font-size="10.5pt" style:font-size-asian="10.5pt" style:font-size-complex="10.5pt"/>
    </style:style>
    <style:style style:name="P33" style:family="paragraph" style:parent-style-name="Text_20_body" style:list-style-name="L12"/>
    <style:style style:name="P34" style:family="paragraph" style:parent-style-name="Text_20_body">
      <style:text-properties style:use-window-font-color="true" style:font-name="Calibri1" fo:font-size="10.5pt" style:font-size-asian="10.5pt" style:font-size-complex="10.5pt"/>
    </style:style>
    <style:style style:name="P35" style:family="paragraph" style:parent-style-name="Text_20_body">
      <style:text-properties style:use-window-font-color="true" style:font-name="Calibri1" fo:font-size="10.5pt" style:text-underline-style="none" style:font-size-asian="10.5pt" style:font-size-complex="10.5pt"/>
    </style:style>
    <style:style style:name="P36" style:family="paragraph" style:parent-style-name="Text_20_body" style:list-style-name="L18"/>
    <style:style style:name="P37" style:family="paragraph" style:parent-style-name="Text_20_body">
      <style:text-properties style:font-name="Calibri1" fo:font-size="10.5pt" style:font-size-asian="10.5pt" style:font-size-complex="10.5pt"/>
    </style:style>
    <style:style style:name="P38" style:family="paragraph" style:parent-style-name="Text_20_body" style:list-style-name="L19">
      <style:text-properties style:font-name="Calibri1" fo:font-size="10.5pt" style:font-size-asian="10.5pt" style:font-size-complex="10.5pt"/>
    </style:style>
    <style:style style:name="P39" style:family="paragraph" style:parent-style-name="Text_20_body" style:list-style-name="L21">
      <style:text-properties style:font-name="Calibri1" fo:font-size="10.5pt" style:font-size-asian="10.5pt" style:font-size-complex="10.5pt"/>
    </style:style>
    <style:style style:name="P40" style:family="paragraph" style:parent-style-name="Text_20_body" style:list-style-name="L23">
      <style:text-properties style:font-name="Calibri1" fo:font-size="10.5pt" style:font-size-asian="10.5pt" style:font-size-complex="10.5pt"/>
    </style:style>
    <style:style style:name="P41" style:family="paragraph" style:parent-style-name="Text_20_body" style:list-style-name="L25">
      <style:text-properties style:font-name="Calibri1" fo:font-size="10.5pt" style:font-size-asian="10.5pt" style:font-size-complex="10.5pt"/>
    </style:style>
    <style:style style:name="P42" style:family="paragraph" style:parent-style-name="Text_20_body">
      <style:text-properties style:font-name="Calibri1" fo:font-size="10.5pt" style:text-underline-style="solid" style:text-underline-width="auto" style:text-underline-color="font-color" style:font-size-asian="10.5pt" style:font-size-complex="10.5pt"/>
    </style:style>
    <style:style style:name="P43" style:family="paragraph" style:parent-style-name="Text_20_body">
      <style:text-properties fo:font-weight="bold" fo:background-color="#ffff99" style:font-weight-asian="bold" style:font-weight-complex="bold"/>
    </style:style>
    <style:style style:name="P44" style:family="paragraph" style:parent-style-name="Text_20_body" style:list-style-name="L17">
      <style:text-properties fo:background-color="#66ff99"/>
    </style:style>
    <style:style style:name="P45" style:family="paragraph" style:parent-style-name="Text_20_body" style:list-style-name="L22"/>
    <style:style style:name="P46" style:family="paragraph" style:parent-style-name="Text_20_body" style:list-style-name="L24"/>
    <style:style style:name="P47" style:family="paragraph" style:parent-style-name="Text_20_body" style:list-style-name="L13">
      <style:paragraph-properties fo:margin-left="0cm" fo:margin-right="0cm" fo:margin-top="0cm" fo:margin-bottom="0.106cm" fo:orphans="2" fo:widows="2" fo:text-indent="0cm" style:auto-text-indent="false"/>
      <style:text-properties fo:font-variant="normal" fo:text-transform="none" style:use-window-font-color="true" style:font-name="Calibri1" fo:font-size="10.5pt" fo:letter-spacing="normal" fo:font-style="normal" fo:font-weight="normal" style:font-size-asian="10.5pt" style:font-size-complex="10.5pt"/>
    </style:style>
    <style:style style:name="P48" style:family="paragraph" style:parent-style-name="Text_20_body" style:list-style-name="L15">
      <style:paragraph-properties fo:margin-left="0cm" fo:margin-right="0cm" fo:margin-top="0cm" fo:margin-bottom="0.106cm" fo:orphans="2" fo:widows="2" fo:text-indent="0cm" style:auto-text-indent="false"/>
      <style:text-properties fo:font-variant="normal" fo:text-transform="none" style:use-window-font-color="true" style:font-name="Calibri1" fo:font-size="10.5pt" fo:letter-spacing="normal" fo:font-style="normal" fo:font-weight="normal" style:font-size-asian="10.5pt" style:font-size-complex="10.5pt"/>
    </style:style>
    <style:style style:name="P49" style:family="paragraph" style:parent-style-name="Text_20_body" style:list-style-name="L16">
      <style:paragraph-properties fo:margin-left="0cm" fo:margin-right="0cm" fo:margin-top="0cm" fo:margin-bottom="0.106cm" fo:orphans="2" fo:widows="2" fo:text-indent="0cm" style:auto-text-indent="false"/>
      <style:text-properties fo:font-variant="normal" fo:text-transform="none" style:use-window-font-color="true" style:font-name="Calibri1" fo:font-size="10.5pt" fo:letter-spacing="normal" fo:font-style="normal" fo:font-weight="normal" style:font-size-asian="10.5pt" style:font-size-complex="10.5pt"/>
    </style:style>
    <style:style style:name="P50" style:family="paragraph" style:parent-style-name="Text_20_body" style:list-style-name="L15">
      <style:paragraph-properties fo:margin-left="0cm" fo:margin-right="0cm" fo:margin-top="0cm" fo:margin-bottom="0.106cm" fo:orphans="2" fo:widows="2" fo:text-indent="0cm" style:auto-text-indent="false"/>
    </style:style>
    <style:style style:name="P51" style:family="paragraph" style:parent-style-name="Text_20_body" style:list-style-name="L13">
      <style:paragraph-properties fo:margin-left="0cm" fo:margin-right="0cm" fo:margin-top="0cm" fo:margin-bottom="0cm" fo:orphans="2" fo:widows="2" fo:text-indent="0cm" style:auto-text-indent="false" fo:padding="0.049cm" fo:border-left="0.088cm solid #000000" fo:border-right="0.088cm solid #000000" fo:border-top="0.035cm solid #000000" fo:border-bottom="0.035cm solid #000000"/>
    </style:style>
    <style:style style:name="P52" style:family="paragraph" style:parent-style-name="Text_20_body" style:list-style-name="L13">
      <style:paragraph-properties fo:margin-left="0cm" fo:margin-right="0cm" fo:margin-top="0cm" fo:margin-bottom="0cm" fo:orphans="2" fo:widows="2" fo:text-indent="0cm" style:auto-text-indent="false"/>
    </style:style>
    <style:style style:name="P53" style:family="paragraph" style:parent-style-name="Text_20_body" style:list-style-name="L14">
      <style:paragraph-properties fo:margin-left="0cm" fo:margin-right="0cm" fo:margin-top="0cm" fo:margin-bottom="0cm" fo:orphans="2" fo:widows="2" fo:text-indent="0cm" style:auto-text-indent="false"/>
    </style:style>
    <style:style style:name="P54" style:family="paragraph" style:parent-style-name="Text_20_body" style:list-style-name="L15">
      <style:paragraph-properties fo:margin-left="0cm" fo:margin-right="0cm" fo:margin-top="0cm" fo:margin-bottom="0cm" fo:orphans="2" fo:widows="2" fo:text-indent="0cm" style:auto-text-indent="false"/>
    </style:style>
    <style:style style:name="P55" style:family="paragraph" style:parent-style-name="Text_20_body" style:list-style-name="L14">
      <style:paragraph-properties fo:margin-left="0cm" fo:margin-right="0cm" fo:margin-top="0cm" fo:margin-bottom="0cm" fo:orphans="2" fo:widows="2" fo:text-indent="0cm" style:auto-text-indent="false"/>
      <style:text-properties fo:font-variant="normal" fo:text-transform="none" style:use-window-font-color="true" style:font-name="Calibri1" fo:font-size="10.5pt" fo:letter-spacing="normal" fo:font-style="normal" fo:font-weight="normal" style:font-size-asian="10.5pt" style:font-size-complex="10.5pt"/>
    </style:style>
    <style:style style:name="P56" style:family="paragraph" style:parent-style-name="Text_20_body" style:list-style-name="L15">
      <style:paragraph-properties fo:margin-left="0cm" fo:margin-right="0cm" fo:margin-top="0cm" fo:margin-bottom="0cm" fo:orphans="2" fo:widows="2" fo:text-indent="0cm" style:auto-text-indent="false"/>
      <style:text-properties fo:font-variant="normal" fo:text-transform="none" style:use-window-font-color="true" style:font-name="Calibri1" fo:font-size="10.5pt" fo:letter-spacing="normal" fo:font-style="normal" fo:font-weight="normal" style:font-size-asian="10.5pt" style:font-size-complex="10.5pt"/>
    </style:style>
    <style:style style:name="P57" style:family="paragraph" style:parent-style-name="Text_20_body" style:list-style-name="L16">
      <style:paragraph-properties fo:margin-left="0cm" fo:margin-right="0cm" fo:margin-top="0cm" fo:margin-bottom="0cm" fo:orphans="2" fo:widows="2" fo:text-indent="0cm" style:auto-text-indent="false"/>
      <style:text-properties fo:font-variant="normal" fo:text-transform="none" style:use-window-font-color="true" style:font-name="Calibri1" fo:font-size="10.5pt" fo:letter-spacing="normal" fo:font-style="normal" fo:font-weight="normal" style:font-size-asian="10.5pt" style:font-size-complex="10.5pt"/>
    </style:style>
    <style:style style:name="P58" style:family="paragraph" style:parent-style-name="Text_20_body" style:list-style-name="L15">
      <style:paragraph-properties fo:margin-left="0cm" fo:margin-right="0cm" fo:orphans="2" fo:widows="2" fo:text-indent="0cm" style:auto-text-indent="false" fo:padding="0cm" fo:border="none"/>
      <style:text-properties fo:font-variant="normal" fo:text-transform="none" style:use-window-font-color="true" style:font-name="Calibri1" fo:font-size="10.5pt" fo:letter-spacing="normal" fo:font-style="normal" fo:font-weight="normal" fo:background-color="#50505a" style:font-size-asian="10.5pt" style:font-size-complex="10.5pt"/>
    </style:style>
    <style:style style:name="P59" style:family="paragraph" style:parent-style-name="Text_20_body" style:list-style-name="L16">
      <style:paragraph-properties fo:margin-left="0cm" fo:margin-right="0cm" fo:orphans="2" fo:widows="2" fo:text-indent="0cm" style:auto-text-indent="false" fo:padding="0cm" fo:border="none"/>
      <style:text-properties fo:font-variant="normal" fo:text-transform="none" style:use-window-font-color="true" style:font-name="Calibri1" fo:font-size="10.5pt" fo:letter-spacing="normal" fo:font-style="normal" fo:font-weight="normal" fo:background-color="#50505a" style:font-size-asian="10.5pt" style:font-size-complex="10.5pt"/>
    </style:style>
    <style:style style:name="P60" style:family="paragraph" style:parent-style-name="Text_20_body" style:list-style-name="L15">
      <style:paragraph-properties fo:margin-top="0cm" fo:margin-bottom="0cm" fo:orphans="2" fo:widows="2" fo:padding="0cm" fo:border="none"/>
      <style:text-properties fo:font-variant="normal" fo:text-transform="none" style:use-window-font-color="true" style:font-name="Calibri1" fo:font-size="10.5pt" fo:letter-spacing="normal" fo:font-style="normal" fo:font-weight="normal" fo:background-color="#50505a" style:font-size-asian="10.5pt" style:font-size-complex="10.5pt"/>
    </style:style>
    <style:style style:name="P61" style:family="paragraph" style:parent-style-name="Text_20_body" style:list-style-name="L16">
      <style:paragraph-properties fo:margin-top="0cm" fo:margin-bottom="0cm" fo:orphans="2" fo:widows="2" fo:padding="0cm" fo:border="none"/>
      <style:text-properties fo:font-variant="normal" fo:text-transform="none" style:use-window-font-color="true" style:font-name="Calibri1" fo:font-size="10.5pt" fo:letter-spacing="normal" fo:font-style="normal" fo:font-weight="normal" fo:background-color="#50505a" style:font-size-asian="10.5pt" style:font-size-complex="10.5pt"/>
    </style:style>
    <style:style style:name="T1" style:family="text">
      <style:text-properties style:font-name="Calibri1" fo:font-size="11pt" style:font-size-asian="11pt" style:font-size-complex="11pt"/>
    </style:style>
    <style:style style:name="T2" style:family="text">
      <style:text-properties style:font-name="Calibri1" fo:font-size="11pt" fo:background-color="#ffff99" style:font-size-asian="11pt" style:font-size-complex="11pt"/>
    </style:style>
    <style:style style:name="T3" style:family="text">
      <style:text-properties style:font-name="Calibri1" fo:font-size="10.5pt" style:font-size-asian="10.5pt" style:font-size-complex="10.5pt"/>
    </style:style>
    <style:style style:name="T4" style:family="text">
      <style:text-properties fo:font-variant="normal" fo:text-transform="none" style:use-window-font-color="true" fo:letter-spacing="normal" fo:font-style="normal" fo:font-weight="normal"/>
    </style:style>
    <style:style style:name="T5" style:family="text">
      <style:text-properties fo:font-variant="normal" fo:text-transform="none" style:use-window-font-color="true" style:font-name="Calibri1" fo:font-size="10.5pt" fo:letter-spacing="normal" fo:font-style="normal" style:font-size-asian="10.5pt" style:font-size-complex="10.5pt"/>
    </style:style>
    <style:style style:name="T6" style:family="text">
      <style:text-properties fo:font-variant="normal" fo:text-transform="none" style:use-window-font-color="true" style:font-name="Calibri1" fo:font-size="10.5pt" fo:letter-spacing="normal" fo:font-style="normal" fo:font-weight="normal" style:font-size-asian="10.5pt" style:font-size-complex="10.5pt"/>
    </style:style>
    <style:style style:name="T7" style:family="text">
      <style:text-properties fo:font-variant="normal" fo:text-transform="none" style:use-window-font-color="true" style:font-name="Calibri1" fo:font-size="10.5pt" fo:letter-spacing="normal" style:font-size-asian="10.5pt" style:font-size-complex="10.5pt"/>
    </style:style>
    <style:style style:name="T8" style:family="text">
      <style:text-properties fo:font-variant="normal" fo:text-transform="none" style:use-window-font-color="true" style:text-line-through-style="none" style:font-name="Calibri1" fo:font-size="10.5pt" fo:letter-spacing="normal" fo:font-style="normal" style:text-underline-style="none" fo:font-weight="normal" style:text-blinking="false" style:font-size-asian="10.5pt" style:font-size-complex="10.5pt"/>
    </style:style>
    <style:style style:name="T9" style:family="text">
      <style:text-properties style:font-name="Calibri" fo:font-size="10.5pt" style:font-size-asian="10.5pt" style:font-size-complex="10.5pt"/>
    </style:style>
    <style:style style:name="T10" style:family="text">
      <style:text-properties fo:font-size="10.5pt" style:font-size-asian="10.5pt" style:font-size-complex="10.5pt"/>
    </style:style>
    <style:style style:name="T11" style:family="text">
      <style:text-properties style:font-name="Calibri1"/>
    </style:style>
    <style:style style:name="T12" style:family="text">
      <style:text-properties style:font-name="Calibri1" fo:font-size="10.5pt" style:font-size-asian="10.5pt" style:font-size-complex="10.5pt"/>
    </style:style>
    <style:style style:name="T1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56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56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text:span text:style-name="Strong_20_Emphasis"><text:span text:style-name="T9">1. Recopilación y Preparación de Datos</text:span></text:span></text:h>
      <text:list xml:id="list5992730921733996323" text:style-name="L1">
        <text:list-item>
          <text:p text:style-name="P20"><text:span text:style-name="Strong_20_Emphasis"><text:span text:style-name="T9">Fuentes de Datos</text:span></text:span><text:span text:style-name="T9">: Para realizar un buen EDA, necesitas acceder a bases de datos relevantes como:</text:span></text:p>
          <text:list>
            <text:list-item>
              <text:p text:style-name="P20"><text:span text:style-name="Strong_20_Emphasis"><text:span text:style-name="T9">Turismo de España</text:span></text:span><text:span text:style-name="T9">: Datos oficiales sobre turismo, como los de la </text:span><text:span text:style-name="Strong_20_Emphasis"><text:span text:style-name="T9">Secretaría de Estado de Turismo</text:span></text:span><text:span text:style-name="T9">.</text:span></text:p>
            </text:list-item>
            <text:list-item>
              <text:p text:style-name="P20"><text:span text:style-name="Strong_20_Emphasis"><text:span text:style-name="T9">Datos del INE (Instituto Nacional de Estadística)</text:span></text:span><text:span text:style-name="T9">: Estudio de turistas que visitan España, con información sobre países de origen, destinos visitados, estancias, etc.</text:span></text:p>
            </text:list-item>
            <text:list-item>
              <text:p text:style-name="P20"><text:span text:style-name="Strong_20_Emphasis"><text:span text:style-name="T9">Datos de aeropuertos y estaciones</text:span></text:span><text:span text:style-name="T9">: Información sobre llegadas internacionales a aeropuertos en Cantabria y Euskadi (por ejemplo, Bilbao, Santander).</text:span></text:p>
            </text:list-item>
            <text:list-item>
              <text:p text:style-name="P20"><text:span text:style-name="Strong_20_Emphasis"><text:span text:style-name="T9">Redes sociales y análisis de tendencias</text:span></text:span><text:span text:style-name="T9">: Datos de plataformas como </text:span><text:span text:style-name="Strong_20_Emphasis"><text:span text:style-name="T9">TripAdvisor</text:span></text:span><text:span text:style-name="T9">, </text:span><text:span text:style-name="Strong_20_Emphasis"><text:span text:style-name="T9">Instagram</text:span></text:span><text:span text:style-name="T9">, o </text:span><text:span text:style-name="Strong_20_Emphasis"><text:span text:style-name="T9">Twitter</text:span></text:span><text:span text:style-name="T9"> para obtener insights sobre las preferencias turísticas.</text:span></text:p>
            </text:list-item>
          </text:list>
        </text:list-item>
        <text:list-item>
          <text:p text:style-name="P20"><text:span text:style-name="Strong_20_Emphasis"><text:span text:style-name="T9">Datos relevantes a recopilar</text:span></text:span><text:span text:style-name="T9">:</text:span></text:p>
          <text:list>
            <text:list-item>
              <text:p text:style-name="P21">Origen geográfico de los turistas (país, región, etc.).</text:p>
            </text:list-item>
            <text:list-item>
              <text:p text:style-name="P21">Estacionalidad de las llegadas (meses, días de la semana).</text:p>
            </text:list-item>
            <text:list-item>
              <text:p text:style-name="P21">Tipos de actividades que los turistas prefieren (playa, montañas, gastronomía, cultura).</text:p>
            </text:list-item>
            <text:list-item>
              <text:p text:style-name="P21">Estadísticas de pernoctaciones y gasto medio por turista.</text:p>
            </text:list-item>
            <text:list-item>
              <text:p text:style-name="P21">Características demográficas como edad, género y motivaciones de los turistas (viaje de negocios, de ocio, etc.).</text:p>
            </text:list-item>
          </text:list>
        </text:list-item>
      </text:list>
      <text:h text:style-name="Heading_20_3" text:outline-level="3"><text:span text:style-name="T9">2. </text:span><text:span text:style-name="Strong_20_Emphasis"><text:span text:style-name="T9">Exploración y Análisis de los Datos</text:span></text:span></text:h>
      <text:p text:style-name="Text_20_body"><text:span text:style-name="Strong_20_Emphasis"><text:span text:style-name="T9">Limpieza de Datos</text:span></text:span><text:span text:style-name="T9">: Asegúrate de que los datos estén bien estructurados y sin valores nulos. Esto es fundamental para obtener resultados precisos.</text:span></text:p>
      <text:p text:style-name="Text_20_body"><text:span text:style-name="Strong_20_Emphasis"><text:span text:style-name="T9">Análisis Descriptivo</text:span></text:span><text:span text:style-name="T9">:</text:span></text:p>
      <text:list xml:id="list6348231973670913598" text:style-name="L2">
        <text:list-item>
          <text:p text:style-name="P25"><text:span text:style-name="Strong_20_Emphasis"><text:span text:style-name="T9">Distribución geográfica</text:span></text:span><text:span text:style-name="T9">: Investigar desde qué países o regiones vienen los turistas. Crear un mapa de calor de las llegadas por región o país puede ayudarte a visualizar esta información.</text:span></text:p>
        </text:list-item>
        <text:list-item>
          <text:p text:style-name="P25"><text:span text:style-name="Strong_20_Emphasis"><text:span text:style-name="T9">Estacionalidad</text:span></text:span><text:span text:style-name="T9">: Analiza si hay picos de turistas en determinadas fechas (por ejemplo, durante el verano o en fechas festivas). Esto puede ayudarte a entender la estacionalidad del turismo en las regiones.</text:span></text:p>
        </text:list-item>
        <text:list-item>
          <text:p text:style-name="P25"><text:span text:style-name="Strong_20_Emphasis"><text:span text:style-name="T9">Preferencias de los turistas</text:span></text:span><text:span text:style-name="T9">: Realiza un análisis de qué actividades son las más populares en Cantabria y Euskadi. ¿Hay un interés particular en la gastronomía, cultura o naturaleza?</text:span></text:p>
        </text:list-item>
        <text:list-item>
          <text:p text:style-name="P25"><text:span text:style-name="Strong_20_Emphasis"><text:span text:style-name="T9">Demografía de los turistas</text:span></text:span><text:span text:style-name="T9">: Analiza las edades y los géneros predominantes para identificar si hay un perfil específico al que se debe enfocar la campaña.</text:span></text:p>
        </text:list-item>
      </text:list>
      <text:p text:style-name="Text_20_body"><text:span text:style-name="Strong_20_Emphasis"><text:span text:style-name="T9">Análisis Comparativo</text:span></text:span><text:span text:style-name="T9">:</text:span></text:p>
      <text:list xml:id="list6139660781313823348" text:style-name="L3">
        <text:list-item>
          <text:p text:style-name="P26"><text:span text:style-name="T9">Compara las características del turismo en </text:span><text:span text:style-name="Strong_20_Emphasis"><text:span text:style-name="T9">Cantabria y Euskadi</text:span></text:span><text:span text:style-name="T9"> con otras regiones turísticas de España, para identificar si hay patrones únicos o diferenciadores.</text:span></text:p>
        </text:list-item>
      </text:list>
      <text:p text:style-name="Text_20_body"><text:span text:style-name="Strong_20_Emphasis"><text:span text:style-name="T9">Visualización de los Datos</text:span></text:span><text:span text:style-name="T9">:</text:span></text:p>
      <text:list xml:id="list7341241943141996412" text:style-name="L4">
        <text:list-item>
          <text:p text:style-name="P22">Utiliza gráficos de barras, líneas y mapas para visualizar tendencias. Algunas visualizaciones clave pueden ser:</text:p>
          <text:list>
            <text:list-item>
              <text:p text:style-name="P22">Gráficos de barras para ver los países de origen de los turistas.</text:p>
            </text:list-item>
            <text:list-item>
              <text:p text:style-name="P22">Mapas de calor para visualizar las zonas de mayor concentración de turistas.</text:p>
            </text:list-item>
            <text:list-item>
              <text:p text:style-name="P22">Diagramas de dispersión para entender la relación entre el gasto y la estancia.</text:p>
            </text:list-item>
          </text:list>
        </text:list-item>
      </text:list>
      <text:h text:style-name="Heading_20_3" text:outline-level="3"><text:soft-page-break/><text:span text:style-name="T9">3. </text:span><text:span text:style-name="Strong_20_Emphasis"><text:span text:style-name="T9">Modelización Predictiva (Opcional)</text:span></text:span></text:h>
      <text:p text:style-name="Text_20_body"><text:span text:style-name="T9">Si deseas ir un paso más allá, podrías aplicar modelos de </text:span><text:span text:style-name="Strong_20_Emphasis"><text:span text:style-name="T9">Machine Learning</text:span></text:span><text:span text:style-name="T9"> para predecir el comportamiento turístico futuro. Algunas ideas:</text:span></text:p>
      <text:list xml:id="list7000342970690587580" text:style-name="L5">
        <text:list-item>
          <text:p text:style-name="P27"><text:span text:style-name="Strong_20_Emphasis"><text:span text:style-name="T9">Predicción de la demanda de turistas</text:span></text:span><text:span text:style-name="T9">: Basándote en los datos históricos, podrías predecir qué países podrían generar más turistas en los próximos meses.</text:span></text:p>
        </text:list-item>
        <text:list-item>
          <text:p text:style-name="P27"><text:span text:style-name="Strong_20_Emphasis"><text:span text:style-name="T9">Segmentación de turistas</text:span></text:span><text:span text:style-name="T9">: Utiliza </text:span><text:span text:style-name="Strong_20_Emphasis"><text:span text:style-name="T9">algoritmos de clustering</text:span></text:span><text:span text:style-name="T9"> (como K-means) para agrupar a los turistas según sus preferencias y comportamientos (edad, actividad, gasto, etc.). Esto podría ser útil para personalizar la campaña de marketing.</text:span></text:p>
        </text:list-item>
      </text:list>
      <text:h text:style-name="Heading_20_3" text:outline-level="3"><text:span text:style-name="T9">4. </text:span><text:span text:style-name="Strong_20_Emphasis"><text:span text:style-name="T9">Campaña de Marketing Internacional</text:span></text:span></text:h>
      <text:p text:style-name="Text_20_body"><text:span text:style-name="Strong_20_Emphasis"><text:span text:style-name="T9">Segmentación por Origen</text:span></text:span><text:span text:style-name="T9">:</text:span></text:p>
      <text:list xml:id="list4272650667122444211" text:style-name="L6">
        <text:list-item>
          <text:p text:style-name="P23">A partir de los resultados de tu EDA, podrás segmentar el mercado internacional según el origen de los turistas. Por ejemplo, si observas que los turistas británicos prefieren el turismo cultural en Euskadi y los alemanes prefieren las playas de Cantabria, podrás crear campañas específicas para cada grupo.</text:p>
        </text:list-item>
      </text:list>
      <text:p text:style-name="Text_20_body"><text:span text:style-name="Strong_20_Emphasis"><text:span text:style-name="T9">Estrategias de Marketing</text:span></text:span><text:span text:style-name="T9">:</text:span></text:p>
      <text:list xml:id="list9194341700652264360" text:style-name="L7">
        <text:list-item>
          <text:p text:style-name="P28"><text:span text:style-name="Strong_20_Emphasis"><text:span text:style-name="T9">Publicidad Online</text:span></text:span><text:span text:style-name="T9">: Usa </text:span><text:span text:style-name="Strong_20_Emphasis"><text:span text:style-name="T9">Google Ads</text:span></text:span><text:span text:style-name="T9"> y </text:span><text:span text:style-name="Strong_20_Emphasis"><text:span text:style-name="T9">Facebook Ads</text:span></text:span><text:span text:style-name="T9"> para dirigir anuncios a países con mayor tasa de turistas potenciales.</text:span></text:p>
        </text:list-item>
        <text:list-item>
          <text:p text:style-name="P28"><text:span text:style-name="Strong_20_Emphasis"><text:span text:style-name="T9">Colaboración con Influencers</text:span></text:span><text:span text:style-name="T9">: Contacta con influencers de países específicos que hayan demostrado interés en la cultura y el turismo de Cantabria y Euskadi.</text:span></text:p>
        </text:list-item>
        <text:list-item>
          <text:p text:style-name="P28"><text:span text:style-name="Strong_20_Emphasis"><text:span text:style-name="T9">Campañas de SEO y SEM</text:span></text:span><text:span text:style-name="T9">: Trabaja en mejorar el posicionamiento en motores de búsqueda para las palabras clave relacionadas con el turismo en Cantabria y Euskadi.</text:span></text:p>
        </text:list-item>
        <text:list-item>
          <text:p text:style-name="P28"><text:span text:style-name="Strong_20_Emphasis"><text:span text:style-name="T9">Ofertas Personalizadas</text:span></text:span><text:span text:style-name="T9">: Crea ofertas de turismo que se adapten a las preferencias de los turistas de diferentes países. Por ejemplo, paquetes turísticos de senderismo en Euskadi o visitas a bodegas en Cantabria.</text:span></text:p>
        </text:list-item>
      </text:list>
      <text:h text:style-name="Heading_20_3" text:outline-level="3"><text:span text:style-name="T9">5. </text:span><text:span text:style-name="Strong_20_Emphasis"><text:span text:style-name="T9">Evaluación de Resultados</text:span></text:span></text:h>
      <text:p text:style-name="P12">Una vez implementada la campaña, realiza un seguimiento de los resultados para evaluar su efectividad. Algunas métricas importantes a monitorear:</text:p>
      <text:list xml:id="list3719792764976759862" text:style-name="L8">
        <text:list-item>
          <text:p text:style-name="P24">Incremento en el número de turistas procedentes de los países objetivo.</text:p>
        </text:list-item>
        <text:list-item>
          <text:p text:style-name="P24">Aumento en la duración media de la estancia y el gasto de los turistas.</text:p>
        </text:list-item>
        <text:list-item>
          <text:p text:style-name="P24">Impacto de las campañas publicitarias en plataformas digitales.</text:p>
        </text:list-item>
      </text:list>
      <text:p text:style-name="P10"><text:span text:style-name="Strong_20_Emphasis"><text:span text:style-name="T1"/></text:span></text:p>
      <text:h text:style-name="Heading_20_3" text:outline-level="3"><text:span text:style-name="Strong_20_Emphasis"><text:span text:style-name="T1">3. Implementación práctica para la escuela de surf:</text:span></text:span></text:h>
      <text:p text:style-name="Text_20_body"><text:span text:style-name="T1">Si decides seguir con el tema de la </text:span><text:span text:style-name="Strong_20_Emphasis"><text:span text:style-name="T1">escuela de surf</text:span></text:span><text:span text:style-name="T1">, además de realizar el análisis exploratorio de los datos (EDA), podrías llevarlo más allá con acciones prácticas basadas en tus hallazgos:</text:span></text:p>
      <text:list xml:id="list3344957851460834469" text:style-name="L9">
        <text:list-item>
          <text:p text:style-name="P29"><text:span text:style-name="Strong_20_Emphasis"><text:span text:style-name="T2">Recomendación de horarios</text:span></text:span><text:span text:style-name="T2">: </text:span><text:span text:style-name="T1">Basado en el análisis de la estacionalidad y la preferencia de los turistas, podrías recomendar a la escuela de surf ofrecer más clases en ciertas horas o meses.</text:span></text:p>
        </text:list-item>
        <text:list-item>
          <text:p text:style-name="P29"><text:span text:style-name="Strong_20_Emphasis"><text:span text:style-name="T2">Segmentación de marketing</text:span></text:span><text:span text:style-name="T1">: Si encuentras que hay un grupo específico (por ejemplo, turistas de cierto país) que visita más la escuela, podrías recomendar estrategias de marketing específicas para ese grupo (como promociones dirigidas o anuncios en las redes sociales).</text:span></text:p>
        </text:list-item>
        <text:list-item>
          <text:p text:style-name="P29"><text:span text:style-name="Strong_20_Emphasis"><text:span text:style-name="T2">Optimización de recursos</text:span></text:span><text:span text:style-name="T2">: </text:span><text:span text:style-name="T1">Si descubres que ciertos tipos de clases (por ejemplo, privadas o </text:span><text:span text:style-name="T1">grupales) son más populares, la escuela podría reorganizar sus recursos (instructores, equipo) para satisfacer mejor la demanda.</text:span></text:p>
        </text:list-item>
        <text:list-item>
          <text:p text:style-name="P29"><text:soft-page-break/><text:span text:style-name="Strong_20_Emphasis"><text:span text:style-name="T1">Satisfacción del cliente</text:span></text:span><text:span text:style-name="T1">: A partir del análisis de las opiniones de los turistas, podrías sugerir mejoras en los servicios de la escuela, como la capacitación de instructores o cambios en la infraestructura.</text:span></text:p>
        </text:list-item>
      </text:list>
      <text:h text:style-name="Heading_20_3" text:outline-level="3"><text:span text:style-name="Strong_20_Emphasis"><text:span text:style-name="T1">Herramientas y técnicas para el proyecto:</text:span></text:span></text:h>
      <text:list xml:id="list7844783855504834719" text:style-name="L10">
        <text:list-item>
          <text:p text:style-name="P30"><text:span text:style-name="Strong_20_Emphasis"><text:span text:style-name="T1">Librerías</text:span></text:span><text:span text:style-name="T1">: pandas, numpy, matplotlib, seaborn, plotly.</text:span></text:p>
        </text:list-item>
        <text:list-item>
          <text:p text:style-name="P30"><text:span text:style-name="Strong_20_Emphasis"><text:span text:style-name="T1">Técnicas</text:span></text:span><text:span text:style-name="T1">:</text:span></text:p>
          <text:list>
            <text:list-item>
              <text:p text:style-name="P30"><text:span text:style-name="Strong_20_Emphasis"><text:span text:style-name="T1">Análisis descriptivo</text:span></text:span><text:span text:style-name="T1"> (estadísticas básicas: medias, medianas, distribuciones).</text:span></text:p>
            </text:list-item>
            <text:list-item>
              <text:p text:style-name="P30"><text:span text:style-name="Strong_20_Emphasis"><text:span text:style-name="T1">Visualización</text:span></text:span><text:span text:style-name="T1"> (gráficos de barras, histogramas, diagramas de caja, mapas de calor).</text:span></text:p>
            </text:list-item>
            <text:list-item>
              <text:p text:style-name="P30"><text:span text:style-name="Strong_20_Emphasis"><text:span text:style-name="T1">Segmentación de datos</text:span></text:span><text:span text:style-name="T1"> (por ejemplo, clustering o análisis de grupos demográficos).</text:span></text:p>
            </text:list-item>
            <text:list-item>
              <text:p text:style-name="P30"><text:span text:style-name="Strong_20_Emphasis"><text:span text:style-name="T1">Análisis de texto</text:span></text:span><text:span text:style-name="T1"> (si tienes reseñas o comentarios de turistas).</text:span></text:p>
            </text:list-item>
          </text:list>
        </text:list-item>
      </text:list>
      <text:p text:style-name="P10"/>
      <text:p text:style-name="Text_20_body"><text:span text:style-name="Strong_20_Emphasis"><text:span text:style-name="T3">Google Analytics</text:span></text:span><text:span text:style-name="T3">: Es la herramienta más popular para medir el tráfico web. Permite ver cuántas visitas ha tenido una página, la duración de esas visitas, la ubicación geográfica de los usuarios, las páginas que han visitado, la fuente de tráfico (si provienen de búsquedas orgánicas, redes sociales, publicidad, etc.), entre otras métricas.</text:span></text:p>
      <text:list xml:id="list1261582730032657897" text:style-name="L11">
        <text:list-header>
          <text:p text:style-name="P32">Para usar Google Analytics, necesitas integrar un pequeño fragmento de código de seguimiento en las páginas de tu sitio web.</text:p>
        </text:list-header>
        <text:list-item>
          <text:p text:style-name="P31"><text:span text:style-name="Strong_20_Emphasis"><text:span text:style-name="T3">Hotjar</text:span></text:span><text:span text:style-name="T3">: Además de ofrecer datos sobre las visitas, Hotjar proporciona herramientas como mapas de calor (para ver en qué partes de la página los usuarios hacen clic más), grabaciones de sesiones de usuario, y encuestas. Esto te da una idea más detallada de cómo interactúan los visitantes con el sitio.</text:span></text:p>
        </text:list-item>
        <text:list-item>
          <text:p text:style-name="P31"><text:span text:style-name="Strong_20_Emphasis"><text:span text:style-name="T3">Matomo (antes Piwik)</text:span></text:span><text:span text:style-name="T3">: Es una alternativa a Google Analytics que también ofrece análisis detallado de tráfico, origen de las visitas y otros comportamientos de los usuarios. Además, tiene la ventaja de que puedes alojarlo en tu propio servidor, dándote un control total sobre los datos.</text:span></text:p>
        </text:list-item>
        <text:list-item>
          <text:p text:style-name="P31"><text:span text:style-name="Strong_20_Emphasis"><text:span text:style-name="T3">WordPress con plugins de análisis</text:span></text:span><text:span text:style-name="T3">: Si el sitio web está hecho en WordPress, existen varios plugins que permiten integrar Google Analytics fácilmente, como </text:span><text:span text:style-name="Strong_20_Emphasis"><text:span text:style-name="T3">MonsterInsights</text:span></text:span><text:span text:style-name="T3"> o </text:span><text:span text:style-name="Strong_20_Emphasis"><text:span text:style-name="T3">ExactMetrics</text:span></text:span><text:span text:style-name="T3">. Estos proporcionan informes directamente en el panel de administración de WordPress.</text:span></text:p>
        </text:list-item>
      </text:list>
      <text:h text:style-name="P6" text:outline-level="3">Cómo funciona la medición de la procedencia de las visitas:</text:h>
      <text:p text:style-name="P9">Cuando una persona visita un sitio web, las herramientas de análisis pueden identificar varios puntos clave:</text:p>
      <text:list xml:id="list371971099121339186" text:style-name="L12">
        <text:list-item>
          <text:p text:style-name="P33"><text:span text:style-name="Strong_20_Emphasis"><text:span text:style-name="T3">Origen del tráfico</text:span></text:span><text:span text:style-name="T3">: ¿Vienen desde motores de búsqueda (por ejemplo, Google), redes sociales, enlaces directos, campañas pagadas o recomendaciones de otros sitios web?</text:span></text:p>
        </text:list-item>
        <text:list-item>
          <text:p text:style-name="P33"><text:span text:style-name="Strong_20_Emphasis"><text:span text:style-name="T3">Geolocalización</text:span></text:span><text:span text:style-name="T3">: ¿De qué países o ciudades provienen las visitas?</text:span></text:p>
        </text:list-item>
        <text:list-item>
          <text:p text:style-name="P33"><text:span text:style-name="Strong_20_Emphasis"><text:span text:style-name="T3">Comportamiento</text:span></text:span><text:span text:style-name="T3">: ¿Qué páginas han visitado, cuánto tiempo han pasado en ellas y si han interactuado con algún formulario o contenido en particular?</text:span></text:p>
        </text:list-item>
      </text:list>
      <text:p text:style-name="P9">Si eres el administrador de la página web de una escuela de surf, deberías poder acceder a estos datos fácilmente mediante Google Analytics o cualquier otra herramienta de análisis que uses. Esto te permitirá conocer el comportamiento de los usuarios interesados en tus clases de surf o servicios.</text:p>
      <text:p text:style-name="P9"><text:span text:style-name="T4">Obtener datos de visitas y procedencia (geográfica, fuentes de tráfico, etc.) de un sitio web </text:span><text:span text:style-name="Strong_20_Emphasis"><text:span text:style-name="T4">sin ser administradora</text:span></text:span><text:span text:style-name="T4"> es complicado y, en muchos casos, </text:span><text:span text:style-name="Strong_20_Emphasis"><text:span text:style-name="T4">viola políticas de privacidad y términos de servicio</text:span></text:span><text:span text:style-name="T4">. Sin embargo, hay algunas formas </text:span><text:span text:style-name="Strong_20_Emphasis"><text:span text:style-name="T4">limitadas y éticas</text:span></text:span><text:span text:style-name="T4"> de estimar ciertos datos usando herramientas públicas o técnicas indirectas. Aquí te explico las opciones:</text:span></text:p>
      <text:p text:style-name="P1"/>
      <text:h text:style-name="P5" text:outline-level="3"><text:soft-page-break/><text:span text:style-name="T5">? </text:span><text:span text:style-name="Strong_20_Emphasis"><text:span text:style-name="T5">Métodos para estimar datos de tráfico (sin acceso administrativo)</text:span></text:span></text:h>
      <text:h text:style-name="P4" text:outline-level="4"><text:span text:style-name="T5">1. </text:span><text:span text:style-name="Strong_20_Emphasis"><text:span text:style-name="T5">Herramientas de análisis de tráfico externas</text:span></text:span><text:span text:style-name="T5"> (las más confiables)</text:span></text:h>
      <text:list xml:id="list3394075628158117799" text:style-name="L13">
        <text:list-item>
          <text:p text:style-name="P47">Estas plataformas usan datos de muestreo (no son 100% exactos, pero dan una idea):</text:p>
          <text:list>
            <text:list-item>
              <text:p text:style-name="P51"><text:a xlink:type="simple" xlink:href="https://www.similarweb.com/" office:target-frame-name="_blank" xlink:show="new" text:style-name="Internet_20_link" text:visited-style-name="Visited_20_Internet_20_Link"><text:span text:style-name="Strong_20_Emphasis"><text:span text:style-name="T8">SimilarWeb</text:span></text:span></text:a><text:span text:style-name="T6"> (tráfico, países, páginas populares).</text:span></text:p>
            </text:list-item>
            <text:list-item>
              <text:p text:style-name="P51"><text:a xlink:type="simple" xlink:href="https://www.alexa.com/" office:target-frame-name="_blank" xlink:show="new" text:style-name="Internet_20_link" text:visited-style-name="Visited_20_Internet_20_Link"><text:span text:style-name="Strong_20_Emphasis"><text:span text:style-name="T8">Alexa Rank</text:span></text:span></text:a><text:span text:style-name="T6"> (ranking global y datos estimados).</text:span></text:p>
            </text:list-item>
            <text:list-item>
              <text:p text:style-name="P51"><text:a xlink:type="simple" xlink:href="https://www.semrush.com/" office:target-frame-name="_blank" xlink:show="new" text:style-name="Internet_20_link" text:visited-style-name="Visited_20_Internet_20_Link"><text:span text:style-name="Strong_20_Emphasis"><text:span text:style-name="T8">SEMrush</text:span></text:span></text:a><text:span text:style-name="T6"> (tráfico orgánico y keywords).</text:span></text:p>
            </text:list-item>
            <text:list-item>
              <text:p text:style-name="P51"><text:a xlink:type="simple" xlink:href="https://ahrefs.com/" office:target-frame-name="_blank" xlink:show="new" text:style-name="Internet_20_link" text:visited-style-name="Visited_20_Internet_20_Link"><text:span text:style-name="Strong_20_Emphasis"><text:span text:style-name="T8">Ahrefs</text:span></text:span></text:a><text:span text:style-name="T6"> (backlinks y tráfico estimado).</text:span></text:p>
            </text:list-item>
          </text:list>
        </text:list-item>
        <text:list-item>
          <text:p text:style-name="P52"><text:span text:style-name="Strong_20_Emphasis"><text:span text:style-name="T6">Ejemplo</text:span></text:span><text:span text:style-name="T6">:<text:line-break/>Busca </text:span><text:span text:style-name="Source_20_Text"><text:span text:style-name="T6">site:ejemplo.com</text:span></text:span><text:span text:style-name="T6"> en SimilarWeb para ver estimaciones de visitas mensuales, países de origen y fuentes de tráfico (redes sociales, búsquedas, etc.).</text:span></text:p>
        </text:list-item>
      </text:list>
      <text:h text:style-name="P4" text:outline-level="4"><text:span text:style-name="T5">2. </text:span><text:span text:style-name="Strong_20_Emphasis"><text:span text:style-name="T5">Google Analytics (solo si tienes acceso)</text:span></text:span></text:h>
      <text:list xml:id="list7160866737149742145" text:style-name="L14">
        <text:list-item>
          <text:p text:style-name="P55">Si el sitio usa GA y te comparte un informe, puedes ver datos reales.</text:p>
        </text:list-item>
        <text:list-item>
          <text:p text:style-name="P53"><text:span text:style-name="T6">Si no eres admin, </text:span><text:span text:style-name="Strong_20_Emphasis"><text:span text:style-name="T6">no hay forma legal de acceder</text:span></text:span><text:span text:style-name="T6">.</text:span></text:p>
        </text:list-item>
      </text:list>
      <text:h text:style-name="P4" text:outline-level="4"><text:span text:style-name="T5">3. </text:span><text:span text:style-name="Strong_20_Emphasis"><text:span text:style-name="T5">Web scraping limitado (con precaución)</text:span></text:span></text:h>
      <text:list xml:id="list6934003092844270515" text:style-name="L15">
        <text:list-item>
          <text:p text:style-name="P48">Algunos sitios muestran contadores públicos (ej: "1,000,000 visitas"). Podrías extraer ese dato con Python:</text:p>
          <text:p text:style-name="P60">python</text:p>
          <text:p text:style-name="P58">Copy</text:p>
          <text:p text:style-name="P15">import requests</text:p>
          <text:p text:style-name="P17">from bs4 import BeautifulSoup</text:p>
          <text:p text:style-name="P19"/>
          <text:p text:style-name="P17">url = "https://ejemplo.com"</text:p>
          <text:p text:style-name="P17">response = requests.get(url)</text:p>
          <text:p text:style-name="P17">soup = BeautifulSoup(response.text, 'html.parser')</text:p>
          <text:p text:style-name="P17">contador = soup.find("div", class_="contador-visitas").text <text:s/># Ajusta según la estructura HTML</text:p>
          <text:p text:style-name="P17">print(contador)</text:p>
        </text:list-item>
        <text:list-item>
          <text:p text:style-name="P50"><text:span text:style-name="T7">⚠️ </text:span><text:span text:style-name="Strong_20_Emphasis"><text:span text:style-name="T6">Problemas</text:span></text:span><text:span text:style-name="T6">:</text:span></text:p>
          <text:list>
            <text:list-item>
              <text:p text:style-name="P56">Muchos sitios bloquean scraping.</text:p>
            </text:list-item>
            <text:list-item>
              <text:p text:style-name="P54"><text:span text:style-name="T6">Puede ser ilegal si violas su </text:span><text:span text:style-name="Source_20_Text"><text:span text:style-name="T6">robots.txt</text:span></text:span><text:span text:style-name="T6"> o términos de uso.</text:span></text:p>
            </text:list-item>
          </text:list>
        </text:list-item>
      </text:list>
      <text:h text:style-name="P4" text:outline-level="4"><text:span text:style-name="T5">4. </text:span><text:span text:style-name="Strong_20_Emphasis"><text:span text:style-name="T5">APIs públicas (si el sitio las ofrece)</text:span></text:span></text:h>
      <text:list xml:id="list5792664985353785249" text:style-name="L16">
        <text:list-item>
          <text:p text:style-name="P49">Ejemplo: Wikipedia tiene una API para consultar estadísticas de visitas:</text:p>
          <text:p text:style-name="P61">python</text:p>
          <text:p text:style-name="P59">Copy</text:p>
          <text:p text:style-name="P16">import requests</text:p>
          <text:p text:style-name="P18">url = "https://wikimedia.org/api/rest_v1/metrics/pageviews/per-article/es.wikipedia/all-access/all-agents/Cristiano_Ronaldo/daily/20230101/20230131"</text:p>
          <text:p text:style-name="P18">data = requests.get(url).json()</text:p>
          <text:p text:style-name="P18">print(data)</text:p>
        </text:list-item>
        <text:list-item>
          <text:p text:style-name="P57">Pero la mayoría de sitios no exponen estos datos.</text:p>
        </text:list-item>
      </text:list>
      <text:p text:style-name="P2"/>
      <text:p text:style-name="P3">*SEMRUSH</text:p>
      <text:p text:style-name="P11"/>
      <text:p text:style-name="P11"/>
      <text:p text:style-name="P11">LIMPIEZA DATOS:</text:p>
      <text:p text:style-name="P11"/>
      <text:p text:style-name="P11"><text:soft-page-break/><text:span text:style-name="Strong_20_Emphasis"><text:span text:style-name="T11">Hipótesis 1:</text:span></text:span><text:span text:style-name="T11"> Los turistas internacionales que visitan España y practican surf provienen principalmente de países con costas atlánticas, como Francia, Portugal, Reino Unido o Estados Unidos.</text:span></text:p>
      <text:list xml:id="list4747022834742226312" text:style-name="L17">
        <text:list-item>
          <text:p text:style-name="P44"><text:span text:style-name="T3">¿Hay una correlación entre el origen geográfico de los turistas y la probabilidad de que practiquen surf en España?</text:span></text:p>
        </text:list-item>
        <text:list-item>
          <text:p text:style-name="P44"><text:span text:style-name="T3">¿Qué tipo de actividades de ocio prefieren los turistas que hacen surf en España además del surf? </text:span></text:p>
        </text:list-item>
      </text:list>
      <text:p text:style-name="P42"/>
      <text:h text:style-name="Heading_20_3" text:outline-level="3"><text:span text:style-name="Strong_20_Emphasis"><text:span text:style-name="T3">Estrategia de Marketing:</text:span></text:span></text:h>
      <text:p text:style-name="P9">Con base en las hipótesis que hayas validado y los datos que consigas, podrás diseñar una estrategia de marketing para atraer a turistas internacionales a la escuela de surf. Aquí algunos puntos clave para considerar:</text:p>
      <text:list xml:id="list6431934438477745920" text:style-name="L18">
        <text:list-item>
          <text:p text:style-name="P36"><text:span text:style-name="Strong_20_Emphasis"><text:span text:style-name="T3">Segmentación de Mercado:</text:span></text:span><text:span text:style-name="T3"> Basándote en los países de origen y las preferencias de ocio de los turistas, puedes personalizar tu mensaje de marketing. Por ejemplo, turistas de Alemania pueden estar interesados en surf y naturaleza, mientras que turistas británicos podrían valorar más la accesibilidad y la cultura local.</text:span></text:p>
        </text:list-item>
        <text:list-item>
          <text:p text:style-name="P36"><text:span text:style-name="Strong_20_Emphasis"><text:span text:style-name="T3">Promociones y Ofertas Especiales:</text:span></text:span><text:span text:style-name="T3"> Podrías ofrecer paquetes que incluyan surf y otras actividades, como excursiones o visitas a parques naturales, lo que podría atraer a turistas interesados en varias experiencias de ocio.</text:span></text:p>
        </text:list-item>
        <text:list-item>
          <text:p text:style-name="P36"><text:span text:style-name="Strong_20_Emphasis"><text:span text:style-name="T3">Marketing Digital y Redes Sociales:</text:span></text:span><text:span text:style-name="T3"> Utiliza plataformas como Instagram o TikTok, que son populares entre los turistas jóvenes. Publica contenido visual atractivo sobre las olas, el clima y las actividades de ocio en la región donde se encuentra la escuela.</text:span></text:p>
        </text:list-item>
        <text:list-item>
          <text:p text:style-name="P36"><text:span text:style-name="Strong_20_Emphasis"><text:span text:style-name="T3">Colaboraciones con Hoteles y Agencias de Viaje:</text:span></text:span><text:span text:style-name="T3"> Forma alianzas con otros actores turísticos en las zonas de surf más populares de España, como las Islas Canarias o la Costa Brava, para ofrecer paquetes completos.</text:span></text:p>
        </text:list-item>
      </text:list>
      <text:h text:style-name="Heading_20_3" text:outline-level="3"><text:span text:style-name="T3">4. </text:span><text:span text:style-name="Strong_20_Emphasis"><text:span text:style-name="T3">Próximos Pasos:</text:span></text:span></text:h>
      <text:p text:style-name="P9">Una vez tengas más claro tu marco teórico (hipótesis) y los datos sobre el ocio de los turistas, puedes hacer un análisis más profundo que te ayude a:</text:p>
      <text:list xml:id="list2427276541252743875" text:style-name="L19">
        <text:list-item>
          <text:p text:style-name="P38">Validar si las hipótesis propuestas son correctas.</text:p>
        </text:list-item>
        <text:list-item>
          <text:p text:style-name="P38">Identificar el perfil de turista (preferencias, comportamientos, etc.).</text:p>
        </text:list-item>
        <text:list-item>
          <text:p text:style-name="P38">Desarrollar una estrategia de marketing dirigida a los turistas internacionales.</text:p>
        </text:list-item>
      </text:list>
      <text:p text:style-name="Text_20_body"><text:span text:style-name="T3"/></text:p>
      <text:p text:style-name="P43"><text:span text:style-name="T3">https://www.euskadi.eus/perfil-y-comportamiento-del-turista-ibiltur/web01-a2behtur/es/</text:span></text:p>
      <text:p text:style-name="P13"/>
      <text:p text:style-name="P35"><text:span text:style-name="Strong_20_Emphasis"><text:span text:style-name="T11">Cruzar por provincia o comunidad autónoma:</text:span></text:span></text:p>
      <text:list xml:id="list4351911693063671259" text:style-name="L21">
        <text:list-item>
          <text:p text:style-name="P39">Ver si las provincias con más turistas extranjeros también tienen más opiniones en ciertas categorías turísticas (como "Naturaleza", que puede incluir surf).</text:p>
        </text:list-item>
      </text:list>
      <text:list xml:id="list6095335708221230586" text:style-name="L22">
        <text:list-item>
          <text:p text:style-name="P45"><text:span text:style-name="Strong_20_Emphasis"><text:span text:style-name="T3">Buscar correlaciones:</text:span></text:span></text:p>
        </text:list-item>
      </text:list>
      <text:list xml:id="list2289641810132993438" text:style-name="L23">
        <text:list-item>
          <text:p text:style-name="P40">Por ejemplo: ¿más turistas extranjeros → más opiniones → mejor valoración?</text:p>
        </text:list-item>
        <text:list-item>
          <text:p text:style-name="P40">O bien: ¿las zonas con mejores valoraciones están atrayendo más extranjeros?</text:p>
        </text:list-item>
      </text:list>
      <text:list xml:id="list1148992125121006523" text:style-name="L24">
        <text:list-item>
          <text:p text:style-name="P46"><text:span text:style-name="Strong_20_Emphasis"><text:span text:style-name="T3">Simular campañas:</text:span></text:span></text:p>
        </text:list-item>
      </text:list>
      <text:list xml:id="list672517443473238747" text:style-name="L25">
        <text:list-item>
          <text:p text:style-name="P41">Si una provincia tiene baja valoración, ¿qué pasa si inviertes en marketing?</text:p>
        </text:list-item>
        <text:list-item>
          <text:p text:style-name="P41">¿Puedes aumentar opiniones o visibilidad en ciertas categorías?</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encia Giordano Dode</meta:initial-creator>
    <meta:creation-date>2025-03-23T11:47:25.91</meta:creation-date>
    <dc:date>2025-04-05T00:08:34.72</dc:date>
    <dc:creator>Florencia Giordano Dode</dc:creator>
    <meta:editing-duration>P7DT9H3M9S</meta:editing-duration>
    <meta:editing-cycles>8</meta:editing-cycles>
    <meta:generator>OpenOffice/4.1.15$Win32 OpenOffice.org_project/4115m2$Build-9813</meta:generator>
    <meta:document-statistic meta:table-count="0" meta:image-count="0" meta:object-count="0" meta:page-count="5" meta:paragraph-count="127" meta:word-count="1983" meta:character-count="12970"/>
  </office:meta>
</office:document-meta>
</file>